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5.42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4.685cm"/>
    </style:style>
    <style:style style:name="pr8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fo:font-size="20pt"/>
    </style:style>
    <style:style style:name="P2" style:family="paragraph">
      <style:text-properties fo:font-size="66pt" style:font-size-asian="66pt" style:font-size-complex="6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6" style:family="text">
      <style:text-properties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7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fo:font-family="Arial" style:font-family-generic="roman" style:font-pitch="variable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9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wton's Method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section Method</text:p>
          </draw:text-box>
        </draw:frame>
        <draw:frame presentation:style-name="pr4" draw:layer="layout" svg:width="25.199cm" svg:height="15.421cm" svg:x="1.4cm" svg:y="4.914cm" presentation:class="outline" presentation:user-transformed="true">
          <draw:text-box>
            <text:list text:style-name="L2">
              <text:list-item>
                <text:p>Let's say we have a function, f(<text:span text:style-name="T1">x</text:span>)</text:p>
              </text:list-item>
              <text:list-item>
                <text:p>We want to find an <text:span text:style-name="T1">x</text:span> such that f(<text:span text:style-name="T1">x</text:span>) = 0</text:p>
              </text:list-item>
              <text:list-item>
                <text:p>If we know two points <text:span text:style-name="T1">a</text:span>,<text:span text:style-name="T1">b</text:span> such that <text:span text:style-name="T1">a</text:span>*<text:span text:style-name="T1">b</text:span> &lt; 0, then due to the Intermediate Value Theorem we know that there is an <text:span text:style-name="T1">x</text:span> such that</text:p>
                <text:list>
                  <text:list-item>
                    <text:p><text:span text:style-name="T1">a</text:span> &lt; <text:span text:style-name="T1">x</text:span> &lt; <text:span text:style-name="T1">b</text:span> and f(<text:span text:style-name="T1">x</text:span>) = 0</text:p>
                  </text:list-item>
                </text:list>
              </text:list-item>
              <text:list-item>
                <text:p>So let's cut our search in half, let <text:span text:style-name="T1">c</text:span> = (<text:span text:style-name="T1">a</text:span>+<text:span text:style-name="T1">b</text:span>)/2</text:p>
              </text:list-item>
              <text:list-item>
                <text:p>If <text:span text:style-name="T1">a</text:span>*<text:span text:style-name="T1">c</text:span> &lt; 0 then we know <text:span text:style-name="T2">a</text:span><text:span text:style-name="T3"> &lt; </text:span><text:span text:style-name="T2">x</text:span><text:span text:style-name="T3"> &lt; </text:span><text:span text:style-name="T2">c</text:span>, likewise with <text:span text:style-name="T1">b</text:span></text:p>
              </text:list-item>
              <text:list-item>
                <text:p><text:span text:style-name="T4">Repeat this process until the we are satified enough and chose the midpo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Approximation Refresh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nes are easy to work with</text:p>
              </text:list-item>
              <text:list-item>
                <text:p>I can easily solve 0 = m x + b, x = -b/m</text:p>
              </text:list-item>
              <text:list-item>
                <text:p>So, if I have a complicated function and want to find f(x) = 0</text:p>
                <text:list>
                  <text:list-item>
                    <text:p>This sounds pretty difficult</text:p>
                  </text:list-item>
                </text:list>
              </text:list-item>
              <text:list-item>
                <text:p>Let's just pretend it's a line, then it is e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ton's Method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If we have a function, f(<text:span text:style-name="T1">x</text:span>) and its derivative, f'(<text:span text:style-name="T1">x</text:span>), then we can calulate its linear approximation near <text:span text:style-name="T1">a</text:span> as:</text:p>
              </text:list-item>
              <text:list-item>
                <text:p><text:span text:style-name="T1">y</text:span> = f'(<text:span text:style-name="T1">a</text:span>) (<text:span text:style-name="T1">x</text:span> – <text:span text:style-name="T1">a</text:span>) + f(<text:span text:style-name="T1">a</text:span>)</text:p>
              </text:list-item>
              <text:list-item>
                <text:p>So to find when the approximation is 0 we get:</text:p>
              </text:list-item>
              <text:list-item>
                <text:p><text:span text:style-name="T1">x</text:span> = <text:span text:style-name="T1">a</text:span> – (f(<text:span text:style-name="T1">a</text:span>) / f'(<text:span text:style-name="T1">a</text:span>))</text:p>
              </text:list-item>
              <text:list-item>
                <text:p>Now we have a better guess to where f(<text:span text:style-name="T1">x</text:span>) = 0</text:p>
              </text:list-item>
              <text:list-item>
                <text:p>Repeat this process with our better guess until we are satified enoug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atified Enough?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, when are we satified enough?</text:p>
              </text:list-item>
              <text:list-item>
                <text:p>Ideally it is when |<text:span text:style-name="T5">x</text:span> – <text:span text:style-name="T1">r</text:span>| &lt; <text:span text:style-name="T6">ε</text:span><text:span text:style-name="T7">, where </text:span><text:span text:style-name="T8">x</text:span><text:span text:style-name="T7"> is our guess, </text:span><text:span text:style-name="T8">r</text:span><text:span text:style-name="T7"> is the real answer, and </text:span><text:span text:style-name="T5">ε</text:span><text:span text:style-name="T9"> is the max error that we can tolerate</text:span></text:p>
              </text:list-item>
              <text:list-item>
                <text:p><text:span text:style-name="T9">But sadly usually we don't know r</text:span></text:p>
                <text:list>
                  <text:list-item>
                    <text:p><text:span text:style-name="T9">If we did then why are we doing this?</text:span></text:p>
                  </text:list-item>
                </text:list>
              </text:list-item>
              <text:list-item>
                <text:p><text:span text:style-name="T9">So instead we use the residual, the difference between the current guess and the last gu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</text:p>
          </draw:text-box>
        </draw:frame>
        <draw:frame presentation:style-name="pr7" draw:layer="layout" svg:width="25.199cm" svg:height="14.685cm" svg:x="1.4cm" svg:y="4.914cm" presentation:class="outline" presentation:user-transformed="true">
          <draw:text-box>
            <text:list text:style-name="L2">
              <text:list-item>
                <text:p>Find where x^3 – 2x^2 + 1/2x - 5 and -x^2 + 1 intersect</text:p>
              </text:list-item>
              <text:list-item>
                <text:p>f(x) = (x^3 – 2x^2 + 1/2x – 5) - (-x^2 + 1)</text:p>
              </text:list-item>
              <text:list-item>
                <text:p>f(x) = x^3 – x^2 + 1/2x – 6</text:p>
              </text:list-item>
              <text:list-item>
                <text:p>f'(x) = 3x^2 -2x + 1/2</text:p>
              </text:list-item>
              <text:list-item>
                <text:p><text:span text:style-name="T4">x = a – (f(a) / f'(a))</text:span></text:p>
              </text:list-item>
              <text:list-item>
                <text:p>x = a - (a^3 – a^2 + 1/2 a – 6)/(3 a^2 -2 a + 1/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<text:span text:style-name="T4">Let's guess a = 2 (1 accurate digit)</text:span></text:p>
              </text:list-item>
              <text:list-item>
                <text:p>x = 2 - (2^3 – 2^2 + 1/2*2 - 6)/(3*2^2 -2<text:span text:style-name="T10">*</text:span>2 + 1/2)</text:p>
              </text:list-item>
              <text:list-item>
                <text:p>x = 2 - (8 – 4 + 1 – 6)/(3*4 - 4 + 1/2)</text:p>
              </text:list-item>
              <text:list-item>
                <text:p>x = 2 - (-1)/(8.5)</text:p>
              </text:list-item>
              <text:list-item>
                <text:p>x ≈ 2.1176470588235294117.... <text:span text:style-name="T11">(3 accurate digits)</text:span></text:p>
              </text:list-item>
              <text:list-item>
                <text:p>Next iterations:</text:p>
              </text:list-item>
              <text:list-item>
                <text:p>x ≈ 2.1103582611609714207... <text:span text:style-name="T11">(5 accurate digits)</text:span></text:p>
              </text:list-item>
              <text:list-item>
                <text:p>x ≈ 2.1103288013410904930... <text:span text:style-name="T11">(9 accurate digits)</text:span></text:p>
              </text:list-item>
              <text:list-item>
                <text:p>r ≈ 2.110328800861131332635514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2</text:p>
          </draw:text-box>
        </draw:frame>
        <draw:frame presentation:style-name="pr7" draw:layer="layout" svg:width="25.199cm" svg:height="14.685cm" svg:x="1.4cm" svg:y="4.914cm" presentation:class="outline" presentation:user-transformed="true">
          <draw:text-box>
            <text:list text:style-name="L2">
              <text:list-item>
                <text:p><text:span text:style-name="T4">Use Newton's method to find sqrt(2)</text:span></text:p>
              </text:list-item>
              <text:list-item>
                <text:p><text:span text:style-name="T4">Rewrite to: f(x) = x^2 – 2 = 0</text:span></text:p>
              </text:list-item>
              <text:list-item>
                <text:p><text:span text:style-name="T4">f'(x) = 2x</text:span></text:p>
              </text:list-item>
              <text:list-item>
                <text:p><text:span text:style-name="T4">x = a - (a^2 – 2)/2a</text:span></text:p>
              </text:list-item>
              <text:list-item>
                <text:p><text:span text:style-name="T4">If a = 1.5, x = 1.41667</text:span></text:p>
              </text:list-item>
              <text:list-item>
                <text:p><text:span text:style-name="T4">a = 1.41667, x = 1.41422</text:span></text:p>
              </text:list-item>
              <text:list-item>
                <text:p><text:span text:style-name="T4">a = 1.41422, x = 1.4142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8" draw:text-style-name="P2" draw:layer="layout" svg:width="25.199cm" svg:height="17.935cm" svg:x="1.4cm" svg:y="0.837cm" presentation:class="subtitle">
          <draw:text-box>
            <text:p><text:span text:style-name="T1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3M44S</meta:editing-duration>
    <meta:editing-cycles>45</meta:editing-cycles>
    <meta:generator>OpenOffice/4.1.1$Win32 OpenOffice.org_project/411m6$Build-9775</meta:generator>
    <dc:date>2016-11-04T00:19:46.26</dc:date>
    <meta:document-statistic meta:object-count="56"/>
  </office:meta>
</office:document-meta>
</file>